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Header">
      <style:text-properties fo:font-size="8pt" officeooo:rsid="00044728" officeooo:paragraph-rsid="00044728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officeooo:rsid="00044728" officeooo:paragraph-rsid="00044728"/>
    </style:style>
    <style:style style:name="P3" style:family="paragraph" style:parent-style-name="Standard">
      <style:paragraph-properties fo:text-align="start" style:justify-single-word="false"/>
      <style:text-properties officeooo:rsid="00044728" officeooo:paragraph-rsid="00044728"/>
    </style:style>
    <style:style style:name="P4" style:family="paragraph" style:parent-style-name="Standard">
      <style:paragraph-properties fo:text-align="start" style:justify-single-word="false"/>
      <style:text-properties fo:font-weight="bold" officeooo:rsid="00044728" officeooo:paragraph-rsid="000447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5e8b2" officeooo:paragraph-rsid="0005e8b2"/>
    </style:style>
    <style:style style:name="P6" style:family="paragraph" style:parent-style-name="Table_20_Contents">
      <style:paragraph-properties fo:text-align="start" style:justify-single-word="false"/>
      <style:text-properties officeooo:rsid="00044728" officeooo:paragraph-rsid="00044728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5e8b2" officeooo:paragraph-rsid="0005e8b2"/>
    </style:style>
    <style:style style:name="T1" style:family="text">
      <style:text-properties officeooo:rsid="000844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’Argumentation<text:span text:style-name="T1">r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I les types d’argument </text:p>
          </table:table-cell>
        </table:table-row>
      </table:table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II Zoom sur deux types d’arguments efficaces mais peu rigoureux</text:p>
          </table:table-cell>
        </table:table-row>
      </table:table>
      <text:p text:style-name="P3"/>
      <text:p text:style-name="P3">Un argument c’est un fait orienté, une idée , une preuve --- &gt; pour convaincre, agir sur autrui</text:p>
      <text:p text:style-name="P3">Rigueur et efficacité.</text:p>
      <text:p text:style-name="P3"/>
      <text:p text:style-name="P4">Qu’est ce qu’un argument rigoureux ?</text:p>
      <text:p text:style-name="P3"/>
      <text:p text:style-name="P3">Il respecte les règles du raisonnement logique et il est conforme à la réalité observable ce qui permet de faire un argument bien construit et bien formé.</text:p>
      <text:p text:style-name="P3"/>
      <text:p text:style-name="P3">Argument rigoureux c’est si les statistiques exactes pays et réformes similaire</text:p>
      <text:p text:style-name="P3"/>
      <text:p text:style-name="P3">Attention : rigoureux != vrai et <text:s/>! = objectif</text:p>
      <text:p text:style-name="P3"/>
      <text:p text:style-name="P3"/>
      <text:p text:style-name="P4">Qu’est ce qu’un argument efficaces ?</text:p>
      <text:p text:style-name="P3"/>
      <text:p text:style-name="P3">Peu importent le logique ou la réalité </text:p>
      <text:p text:style-name="P3">Attention à la réalité</text:p>
      <text:p text:style-name="P3"/>
      <text:p text:style-name="P3">Argument sans aucune rigueur </text:p>
      <text:p text:style-name="P3">Aucune statistique aucun fait référence exact</text:p>
      <text:p text:style-name="P3"/>
      <text:p text:style-name="P3"/>
      <text:p text:style-name="P7">Exercice sur l’argumentation </text:p>
      <text:p text:style-name="P5"/>
      <text:p text:style-name="P5">information :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44728" officeooo:paragraph-rsid="00044728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unication<text:tab/><text:tab/>Delpech Nicolas</text:p>
        <text:p text:style-name="MP1">Département informatique<text:tab/><text:tab/>27/03/2024</text:p>
        <text:p text:style-name="MP1">IUT du Havre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7T14:15:26.795000000</meta:creation-date>
    <dc:date>2024-06-15T06:28:11.018000000</dc:date>
    <meta:editing-duration>PT21H12M34S</meta:editing-duration>
    <meta:editing-cycles>5</meta:editing-cycles>
    <meta:generator>Trio_Office/6.2.8.2$Windows_x86 LibreOffice_project/</meta:generator>
    <meta:document-statistic meta:table-count="2" meta:image-count="0" meta:object-count="0" meta:page-count="4" meta:paragraph-count="19" meta:word-count="130" meta:character-count="826" meta:non-whitespace-character-count="707"/>
  </office:meta>
</office:document-meta>
</file>